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9.25pt" fo:break-before="auto" style:use-optimal-row-height="fals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e36" style:family="table-cell" style:parent-style-name="Default" style:data-style-name="N1000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000"/>
    <style:style style:name="ce37" style:family="table-cell" style:parent-style-name="Default" style:data-style-name="N10000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7" style:family="table-cell" style:parent-style-name="Default" style:data-style-name="N10000">
      <style:table-cell-properties fo:border-bottom="2.01pt solid #000000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pt"/>
      <style:text-properties fo:font-size="9pt" style:font-size-asian="9pt" style:font-size-complex="9pt"/>
    </style:style>
    <style:style style:name="ce39" style:family="table-cell" style:parent-style-name="Default" style:data-style-name="N10000">
      <style:table-cell-properties fo:border-bottom="none" fo:background-color="#ffffff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00">
      <style:table-cell-properties fo:background-color="#ffffff" style:vertical-align="automatic"/>
    </style:style>
    <style:style style:name="ce10" style:family="table-cell" style:parent-style-name="Default" style:data-style-name="N10000">
      <style:table-cell-properties fo:background-color="transparent" fo:border="0.06pt solid #000000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 style:data-style-name="N10000">
      <style:table-cell-properties fo:background-color="transparent" fo:border="0.06pt solid #000000" style:vertical-align="automatic"/>
      <style:text-properties fo:font-size="11pt" style:font-size-asian="11pt" style:font-size-complex="11pt"/>
    </style:style>
    <style:style style:name="ce2" style:family="table-cell" style:parent-style-name="Default" style:data-style-name="N10000">
      <style:table-cell-properties fo:background-color="transparent" style:vertical-align="automatic"/>
    </style:style>
    <style:style style:name="ce28" style:family="table-cell" style:parent-style-name="Default" style:data-style-name="N10000">
      <style:table-cell-properties fo:border-bottom="2.01pt solid #000000" fo:background-color="transparent" fo:border-left="0.06pt solid #000000" fo:border-right="0.06pt solid #000000" fo:border-top="0.06pt solid #000000" style:vertical-align="automatic"/>
      <style:text-properties fo:font-size="9pt" style:font-size-asian="9pt" style:font-size-complex="9pt"/>
    </style:style>
    <style:style style:name="ce15" style:family="table-cell" style:parent-style-name="Default" style:data-style-name="N10000">
      <style:table-cell-properties fo:border-bottom="0.06pt solid #000000" fo:background-color="#ffffff" fo:border-left="0.06pt solid #000000" fo:border-right="0.06pt solid #000000" fo:border-top="none" style:vertical-align="automatic"/>
      <style:text-properties fo:color="#0000ff" fo:font-size="9pt" style:text-underline-style="solid" style:text-underline-width="auto" style:text-underline-color="font-color" style:font-size-asian="9pt" style:font-size-complex="9pt"/>
    </style:style>
    <style:style style:name="ce29" style:family="table-cell" style:parent-style-name="Default" style:data-style-name="N10000">
      <style:table-cell-properties fo:border-bottom="2.01pt solid #000000" fo:background-color="transparent" fo:border-left="0.06pt solid #000000" fo:border-right="0.06pt solid #000000" fo:border-top="0.06pt solid #000000" style:vertical-align="automatic"/>
      <style:text-properties fo:color="#0000ff" fo:font-size="9pt" style:text-underline-style="solid" style:text-underline-width="auto" style:text-underline-color="font-color" style:font-size-asian="9pt" style:font-size-complex="9pt"/>
    </style:style>
    <style:style style:name="ce16" style:family="table-cell" style:parent-style-name="Default" style:data-style-name="N10000">
      <style:table-cell-properties fo:border-bottom="0.06pt solid #000000" fo:background-color="transparent" fo:border-left="0.06pt solid #000000" fo:border-right="0.06pt solid #000000" fo:border-top="none" style:vertical-align="automatic"/>
      <style:text-properties fo:font-size="9pt" style:font-size-asian="9pt" style:font-size-complex="9pt"/>
    </style:style>
    <style:style style:name="ce25" style:family="table-cell" style:parent-style-name="Default" style:data-style-name="N10000">
      <style:table-cell-properties fo:background-color="transparent" fo:border="0.06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000">
      <style:table-cell-properties fo:border-bottom="0.06pt solid #000000" fo:background-color="transparent" fo:border-left="0.06pt solid #000000" fo:border-right="none" fo:border-top="0.06pt solid #000000" style:vertical-align="automatic"/>
    </style:style>
    <style:style style:name="ce31" style:family="table-cell" style:parent-style-name="Default" style:data-style-name="N10000">
      <style:table-cell-properties fo:border-bottom="2.01pt solid #000000" fo:background-color="transparent" fo:border-left="0.06pt solid #000000" fo:border-right="0.06pt solid #000000" fo:border-top="0.06pt solid #000000" style:vertical-align="automatic"/>
    </style:style>
    <style:style style:name="ce32" style:family="table-cell" style:parent-style-name="Default" style:data-style-name="N10000">
      <style:table-cell-properties fo:border-bottom="2.01pt solid #000000" fo:background-color="transparent" fo:border-left="0.06pt solid #000000" fo:border-right="0.06pt solid #000000" fo:border-top="0.06pt solid #000000" style:vertical-align="automatic"/>
      <style:text-properties fo:font-size="8pt" style:font-size-asian="8pt" style:font-size-complex="8pt"/>
    </style:style>
    <style:style style:name="ce8" style:family="table-cell" style:parent-style-name="Default" style:data-style-name="N1000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010">
      <style:table-cell-properties fo:border-bottom="0.06pt solid #000000" fo:background-color="transparent" fo:border-left="none" fo:border-right="0.06pt solid #000000" fo:border-top="0.06pt solid #000000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1000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1001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  <style:map style:condition="cell-content()&lt;20" style:apply-style-name="Untitled2" style:base-cell-address="'Karroiere_OKR''s'.I7"/>
      <style:map style:condition="cell-content()&lt;10" style:apply-style-name="Untitled1" style:base-cell-address="'Karroiere_OKR''s'.I7"/>
      <style:map style:condition="cell-content()&lt;30" style:apply-style-name="Untitled3" style:base-cell-address="'Karroiere_OKR''s'.I7"/>
      <style:map style:condition="cell-content()&lt;40" style:apply-style-name="Untitled4" style:base-cell-address="'Karroiere_OKR''s'.I7"/>
      <style:map style:condition="cell-content()&lt;50" style:apply-style-name="Untitled5" style:base-cell-address="'Karroiere_OKR''s'.I7"/>
      <style:map style:condition="cell-content()&lt;60" style:apply-style-name="Untitled6" style:base-cell-address="'Karroiere_OKR''s'.I7"/>
      <style:map style:condition="cell-content()=70" style:apply-style-name="Untitled7" style:base-cell-address="'Karroiere_OKR''s'.I7"/>
      <style:map style:condition="cell-content()=80" style:apply-style-name="Untitled8" style:base-cell-address="'Karroiere_OKR''s'.I7"/>
      <style:map style:condition="cell-content()=90" style:apply-style-name="Untitled9" style:base-cell-address="'Karroiere_OKR''s'.I7"/>
      <style:map style:condition="cell-content()&gt;90" style:apply-style-name="Untitled10" style:base-cell-address="'Karroiere_OKR''s'.I7"/>
    </style:style>
    <style:style style:name="ce43" style:family="table-cell" style:parent-style-name="Default" style:data-style-name="N1001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  <style:map style:condition="cell-content()&lt;20" style:apply-style-name="Untitled2" style:base-cell-address="'Karroiere_OKR''s'.I13"/>
      <style:map style:condition="cell-content()&lt;10" style:apply-style-name="Untitled1" style:base-cell-address="'Karroiere_OKR''s'.I13"/>
      <style:map style:condition="cell-content()&lt;30" style:apply-style-name="Untitled3" style:base-cell-address="'Karroiere_OKR''s'.I13"/>
      <style:map style:condition="cell-content()&lt;40" style:apply-style-name="Untitled4" style:base-cell-address="'Karroiere_OKR''s'.I13"/>
      <style:map style:condition="cell-content()&lt;50" style:apply-style-name="Untitled5" style:base-cell-address="'Karroiere_OKR''s'.I13"/>
      <style:map style:condition="cell-content()&lt;60" style:apply-style-name="Untitled6" style:base-cell-address="'Karroiere_OKR''s'.I13"/>
      <style:map style:condition="cell-content()=70" style:apply-style-name="Untitled7" style:base-cell-address="'Karroiere_OKR''s'.I13"/>
      <style:map style:condition="cell-content()=80" style:apply-style-name="Untitled8" style:base-cell-address="'Karroiere_OKR''s'.I13"/>
      <style:map style:condition="cell-content()=90" style:apply-style-name="Untitled9" style:base-cell-address="'Karroiere_OKR''s'.I13"/>
      <style:map style:condition="cell-content()&gt;90" style:apply-style-name="Untitled10" style:base-cell-address="'Karroiere_OKR''s'.I13"/>
    </style:style>
    <style:style style:name="ce44" style:family="table-cell" style:parent-style-name="Default" style:data-style-name="N1001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  <style:map style:condition="cell-content()&lt;20" style:apply-style-name="Untitled2" style:base-cell-address="'Karroiere_OKR''s'.I19"/>
      <style:map style:condition="cell-content()&lt;10" style:apply-style-name="Untitled1" style:base-cell-address="'Karroiere_OKR''s'.I19"/>
      <style:map style:condition="cell-content()&lt;30" style:apply-style-name="Untitled3" style:base-cell-address="'Karroiere_OKR''s'.I19"/>
      <style:map style:condition="cell-content()&lt;40" style:apply-style-name="Untitled4" style:base-cell-address="'Karroiere_OKR''s'.I19"/>
      <style:map style:condition="cell-content()&lt;50" style:apply-style-name="Untitled5" style:base-cell-address="'Karroiere_OKR''s'.I19"/>
      <style:map style:condition="cell-content()&lt;60" style:apply-style-name="Untitled6" style:base-cell-address="'Karroiere_OKR''s'.I19"/>
      <style:map style:condition="cell-content()=70" style:apply-style-name="Untitled7" style:base-cell-address="'Karroiere_OKR''s'.I19"/>
      <style:map style:condition="cell-content()=80" style:apply-style-name="Untitled8" style:base-cell-address="'Karroiere_OKR''s'.I19"/>
      <style:map style:condition="cell-content()=90" style:apply-style-name="Untitled9" style:base-cell-address="'Karroiere_OKR''s'.I19"/>
      <style:map style:condition="cell-content()&gt;90" style:apply-style-name="Untitled10" style:base-cell-address="'Karroiere_OKR''s'.I19"/>
    </style:style>
    <style:style style:name="ce45" style:family="table-cell" style:parent-style-name="Default" style:data-style-name="N1001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  <style:map style:condition="cell-content()&lt;20" style:apply-style-name="Untitled2" style:base-cell-address="'Karroiere_OKR''s'.I24"/>
      <style:map style:condition="cell-content()&lt;10" style:apply-style-name="Untitled1" style:base-cell-address="'Karroiere_OKR''s'.I24"/>
      <style:map style:condition="cell-content()&lt;30" style:apply-style-name="Untitled3" style:base-cell-address="'Karroiere_OKR''s'.I24"/>
      <style:map style:condition="cell-content()&lt;40" style:apply-style-name="Untitled4" style:base-cell-address="'Karroiere_OKR''s'.I24"/>
      <style:map style:condition="cell-content()&lt;50" style:apply-style-name="Untitled5" style:base-cell-address="'Karroiere_OKR''s'.I24"/>
      <style:map style:condition="cell-content()&lt;60" style:apply-style-name="Untitled6" style:base-cell-address="'Karroiere_OKR''s'.I24"/>
      <style:map style:condition="cell-content()=70" style:apply-style-name="Untitled7" style:base-cell-address="'Karroiere_OKR''s'.I24"/>
      <style:map style:condition="cell-content()=80" style:apply-style-name="Untitled8" style:base-cell-address="'Karroiere_OKR''s'.I24"/>
      <style:map style:condition="cell-content()=90" style:apply-style-name="Untitled9" style:base-cell-address="'Karroiere_OKR''s'.I24"/>
      <style:map style:condition="cell-content()&gt;90" style:apply-style-name="Untitled10" style:base-cell-address="'Karroiere_OKR''s'.I24"/>
    </style:style>
    <style:style style:name="ce9" style:family="table-cell" style:parent-style-name="Default" style:data-style-name="N10010">
      <style:table-cell-properties fo:border-bottom="0.06pt solid #000000" fo:background-color="transparent" fo:border-left="none" fo:border-right="0.06pt solid #000000" fo:border-top="0.06pt solid #000000" style:vertical-align="automatic"/>
    </style:style>
    <style:style style:name="ce24" style:family="table-cell" style:parent-style-name="Default" style:data-style-name="N10010">
      <style:table-cell-properties fo:background-color="transparent" fo:border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1001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search-criteria-must-apply-to-whole-cell="false"/>
      <table:table table:name="Karroiere_OKR's" table:style-name="ta1">
        <table:table-column table:style-name="co1" table:number-columns-repeated="1024" table:default-cell-style-name="ce4"/>
        <table:table-row table:style-name="ro1">
          <table:table-cell table:style-name="ce36" table:number-columns-spanned="9" table:number-rows-spanned="2"/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style-name="ce37" table:number-columns-spanned="4" table:number-rows-spanned="1"/>
          <table:covered-table-cell table:number-columns-repeated="3"/>
          <table:table-cell table:style-name="ce15"/>
          <table:table-cell table:style-name="ce16"/>
          <table:table-cell table:style-name="ce38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7"/>
          <table:table-cell table:style-name="ce28" table:number-columns-repeated="3"/>
          <table:table-cell table:style-name="ce29" table:number-columns-spanned="2" table:number-rows-spanned="1"/>
          <table:covered-table-cell/>
          <table:table-cell table:style-name="ce31"/>
          <table:table-cell table:style-name="ce32" table:number-columns-repeated="2"/>
          <table:table-cell table:number-columns-repeated="1015"/>
        </table:table-row>
        <table:table-row table:style-name="ro2">
          <table:table-cell table:style-name="ce39" office:value-type="string" calcext:value-type="string" table:number-columns-spanned="9" table:number-rows-spanned="1">
            <text:p>Karrier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2"/>
          <table:table-cell table:style-name="ce5" office:value-type="string" calcext:value-type="string">
            <text:p>Objective fulfillment</text:p>
          </table:table-cell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7" table:number-rows-spanned="1">
            <text:p>Jobsuche</text:p>
          </table:table-cell>
          <table:covered-table-cell table:number-columns-repeated="6"/>
          <table:table-cell table:style-name="ce8" office:value-type="string" calcext:value-type="string">
            <text:p>Progress</text:p>
          </table:table-cell>
          <table:table-cell table:style-name="ce42" table:formula="of:=AVERAGE([.H8:.H10])" office:value-type="percentage" office:value="0.333333333333333" calcext:value-type="percentage">
            <text:p>33%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7" table:number-rows-spanned="1">
            <text:p>Evaluierung von 5 Jobnewslettern pro Woche</text:p>
          </table:table-cell>
          <table:covered-table-cell table:number-columns-repeated="6"/>
          <table:table-cell table:style-name="ce40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Pro Woche 2 neue Jobnewsletter mit passenden Suchbegriffen erstellen</text:p>
          </table:table-cell>
          <table:covered-table-cell table:number-columns-repeated="6"/>
          <table:table-cell table:style-name="ce40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Pro Woche 2 neue Jobbörsen finden</text:p>
          </table:table-cell>
          <table:covered-table-cell table:number-columns-repeated="6"/>
          <table:table-cell table:style-name="ce40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...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5" office:value-type="string" calcext:value-type="string">
            <text:p>Objective fulfillment</text:p>
          </table:table-cell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7" table:number-rows-spanned="1">
            <text:p>Vision zum idealen Job</text:p>
          </table:table-cell>
          <table:covered-table-cell table:number-columns-repeated="6"/>
          <table:table-cell table:style-name="ce8" office:value-type="string" calcext:value-type="string">
            <text:p>Progress</text:p>
          </table:table-cell>
          <table:table-cell table:style-name="ce43" table:formula="of:=AVERAGE([.H14:.H16])" office:value-type="percentage" office:value="0.0566666666666667" calcext:value-type="percentage">
            <text:p>6%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7" table:number-rows-spanned="1">
            <text:p>25 interessante Jobprofile finden</text:p>
          </table:table-cell>
          <table:covered-table-cell table:number-columns-repeated="6"/>
          <table:table-cell table:style-name="ce40" office:value-type="percentage" office:value="0.12" calcext:value-type="percentage">
            <text:p>12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Wöchentliches Update meiner Jobvision</text:p>
          </table:table-cell>
          <table:covered-table-cell table:number-columns-repeated="6"/>
          <table:table-cell table:style-name="ce40" office:value-type="percentage" office:value="0.05" calcext:value-type="percentage">
            <text:p>5%</text:p>
          </table:table-cell>
          <table:table-cell table:number-columns-repeated="1016"/>
        </table:table-row>
        <table:table-row table:style-name="ro1">
          <table:table-cell table:style-name="ce12" table:number-columns-spanned="7" table:number-rows-spanned="1"/>
          <table:covered-table-cell table:number-columns-repeated="6"/>
          <table:table-cell table:style-name="ce40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 calcext:value-type="string">
            <text:p>Objective fulfillment</text:p>
          </table:table-cell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7" table:number-rows-spanned="1">
            <text:p>Eigenes Porifl stärken</text:p>
          </table:table-cell>
          <table:covered-table-cell table:number-columns-repeated="6"/>
          <table:table-cell table:style-name="ce8" office:value-type="string" calcext:value-type="string">
            <text:p>Progress</text:p>
          </table:table-cell>
          <table:table-cell table:style-name="ce44" table:formula="of:=AVERAGE([.H20:.H23])" office:value-type="percentage" office:value="0.05" calcext:value-type="percentage">
            <text:p>5%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7" table:number-rows-spanned="1">
            <text:p>Material für Beiträge auswerten</text:p>
          </table:table-cell>
          <table:covered-table-cell table:number-columns-repeated="6"/>
          <table:table-cell table:style-name="ce40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Pro Monat zwei Beiträge auf Karrierenetzwerken veröffentlichen</text:p>
          </table:table-cell>
          <table:covered-table-cell table:number-columns-repeated="6"/>
          <table:table-cell table:style-name="ce40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Profile auf Glassdoor erstellen</text:p>
          </table:table-cell>
          <table:covered-table-cell table:number-columns-repeated="6"/>
          <table:table-cell table:style-name="ce40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Profile auf XING &amp; LinkedIn aktualisieren</text:p>
          </table:table-cell>
          <table:covered-table-cell table:number-columns-repeated="6"/>
          <table:table-cell table:style-name="ce40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string" calcext:value-type="string" table:number-columns-spanned="3" table:number-rows-spanned="1">
            <text:p>Total fulfillment across objectives</text:p>
          </table:table-cell>
          <table:covered-table-cell table:number-columns-repeated="2"/>
          <table:table-cell table:style-name="ce45" table:formula="of:=AVERAGE([.I7];[.I13];[.I19])" office:value-type="percentage" office:value="0.146666666666667" calcext:value-type="percentage">
            <text:p>15%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Karroiere_OKR''s'.I24:'Karroiere_OKR''s'.I24">
            <calcext:condition calcext:apply-style-name="Untitled2" calcext:value="&lt;20" calcext:base-cell-address="'Karroiere_OKR''s'.I24"/>
            <calcext:condition calcext:apply-style-name="Untitled1" calcext:value="&lt;10" calcext:base-cell-address="'Karroiere_OKR''s'.I24"/>
            <calcext:condition calcext:apply-style-name="Untitled3" calcext:value="&lt;30" calcext:base-cell-address="'Karroiere_OKR''s'.I24"/>
            <calcext:condition calcext:apply-style-name="Untitled4" calcext:value="&lt;40" calcext:base-cell-address="'Karroiere_OKR''s'.I24"/>
            <calcext:condition calcext:apply-style-name="Untitled5" calcext:value="&lt;50" calcext:base-cell-address="'Karroiere_OKR''s'.I24"/>
            <calcext:condition calcext:apply-style-name="Untitled6" calcext:value="&lt;60" calcext:base-cell-address="'Karroiere_OKR''s'.I24"/>
            <calcext:condition calcext:apply-style-name="Untitled7" calcext:value="=70" calcext:base-cell-address="'Karroiere_OKR''s'.I24"/>
            <calcext:condition calcext:apply-style-name="Untitled8" calcext:value="=80" calcext:base-cell-address="'Karroiere_OKR''s'.I24"/>
            <calcext:condition calcext:apply-style-name="Untitled9" calcext:value="=90" calcext:base-cell-address="'Karroiere_OKR''s'.I24"/>
            <calcext:condition calcext:apply-style-name="Untitled10" calcext:value="&gt;90" calcext:base-cell-address="'Karroiere_OKR''s'.I24"/>
          </calcext:conditional-format>
          <calcext:conditional-format calcext:target-range-address="'Karroiere_OKR''s'.I7:'Karroiere_OKR''s'.I7">
            <calcext:condition calcext:apply-style-name="Untitled2" calcext:value="&lt;20" calcext:base-cell-address="'Karroiere_OKR''s'.I7"/>
            <calcext:condition calcext:apply-style-name="Untitled1" calcext:value="&lt;10" calcext:base-cell-address="'Karroiere_OKR''s'.I7"/>
            <calcext:condition calcext:apply-style-name="Untitled3" calcext:value="&lt;30" calcext:base-cell-address="'Karroiere_OKR''s'.I7"/>
            <calcext:condition calcext:apply-style-name="Untitled4" calcext:value="&lt;40" calcext:base-cell-address="'Karroiere_OKR''s'.I7"/>
            <calcext:condition calcext:apply-style-name="Untitled5" calcext:value="&lt;50" calcext:base-cell-address="'Karroiere_OKR''s'.I7"/>
            <calcext:condition calcext:apply-style-name="Untitled6" calcext:value="&lt;60" calcext:base-cell-address="'Karroiere_OKR''s'.I7"/>
            <calcext:condition calcext:apply-style-name="Untitled7" calcext:value="=70" calcext:base-cell-address="'Karroiere_OKR''s'.I7"/>
            <calcext:condition calcext:apply-style-name="Untitled8" calcext:value="=80" calcext:base-cell-address="'Karroiere_OKR''s'.I7"/>
            <calcext:condition calcext:apply-style-name="Untitled9" calcext:value="=90" calcext:base-cell-address="'Karroiere_OKR''s'.I7"/>
            <calcext:condition calcext:apply-style-name="Untitled10" calcext:value="&gt;90" calcext:base-cell-address="'Karroiere_OKR''s'.I7"/>
          </calcext:conditional-format>
          <calcext:conditional-format calcext:target-range-address="'Karroiere_OKR''s'.I19:'Karroiere_OKR''s'.I19">
            <calcext:condition calcext:apply-style-name="Untitled2" calcext:value="&lt;20" calcext:base-cell-address="'Karroiere_OKR''s'.I19"/>
            <calcext:condition calcext:apply-style-name="Untitled1" calcext:value="&lt;10" calcext:base-cell-address="'Karroiere_OKR''s'.I19"/>
            <calcext:condition calcext:apply-style-name="Untitled3" calcext:value="&lt;30" calcext:base-cell-address="'Karroiere_OKR''s'.I19"/>
            <calcext:condition calcext:apply-style-name="Untitled4" calcext:value="&lt;40" calcext:base-cell-address="'Karroiere_OKR''s'.I19"/>
            <calcext:condition calcext:apply-style-name="Untitled5" calcext:value="&lt;50" calcext:base-cell-address="'Karroiere_OKR''s'.I19"/>
            <calcext:condition calcext:apply-style-name="Untitled6" calcext:value="&lt;60" calcext:base-cell-address="'Karroiere_OKR''s'.I19"/>
            <calcext:condition calcext:apply-style-name="Untitled7" calcext:value="=70" calcext:base-cell-address="'Karroiere_OKR''s'.I19"/>
            <calcext:condition calcext:apply-style-name="Untitled8" calcext:value="=80" calcext:base-cell-address="'Karroiere_OKR''s'.I19"/>
            <calcext:condition calcext:apply-style-name="Untitled9" calcext:value="=90" calcext:base-cell-address="'Karroiere_OKR''s'.I19"/>
            <calcext:condition calcext:apply-style-name="Untitled10" calcext:value="&gt;90" calcext:base-cell-address="'Karroiere_OKR''s'.I19"/>
          </calcext:conditional-format>
          <calcext:conditional-format calcext:target-range-address="'Karroiere_OKR''s'.I13:'Karroiere_OKR''s'.I13">
            <calcext:condition calcext:apply-style-name="Untitled2" calcext:value="&lt;20" calcext:base-cell-address="'Karroiere_OKR''s'.I13"/>
            <calcext:condition calcext:apply-style-name="Untitled1" calcext:value="&lt;10" calcext:base-cell-address="'Karroiere_OKR''s'.I13"/>
            <calcext:condition calcext:apply-style-name="Untitled3" calcext:value="&lt;30" calcext:base-cell-address="'Karroiere_OKR''s'.I13"/>
            <calcext:condition calcext:apply-style-name="Untitled4" calcext:value="&lt;40" calcext:base-cell-address="'Karroiere_OKR''s'.I13"/>
            <calcext:condition calcext:apply-style-name="Untitled5" calcext:value="&lt;50" calcext:base-cell-address="'Karroiere_OKR''s'.I13"/>
            <calcext:condition calcext:apply-style-name="Untitled6" calcext:value="&lt;60" calcext:base-cell-address="'Karroiere_OKR''s'.I13"/>
            <calcext:condition calcext:apply-style-name="Untitled7" calcext:value="=70" calcext:base-cell-address="'Karroiere_OKR''s'.I13"/>
            <calcext:condition calcext:apply-style-name="Untitled8" calcext:value="=80" calcext:base-cell-address="'Karroiere_OKR''s'.I13"/>
            <calcext:condition calcext:apply-style-name="Untitled9" calcext:value="=90" calcext:base-cell-address="'Karroiere_OKR''s'.I13"/>
            <calcext:condition calcext:apply-style-name="Untitled10" calcext:value="&gt;90" calcext:base-cell-address="'Karroiere_OKR''s'.I13"/>
          </calcext:conditional-format>
        </calcext:conditional-formats>
      </table:table>
      <table:table table:name="Team_One_OKR's" table:style-name="ta1">
        <table:table-column table:style-name="co1" table:number-columns-repeated="1024" table:default-cell-style-name="ce4"/>
        <table:table-row table:style-name="ro1">
          <table:table-cell table:style-name="ce36" office:value-type="string" calcext:value-type="string" table:number-columns-spanned="9" table:number-rows-spanned="2">
            <text:p>Weekdone - insights into your team</text:p>
            <text:p>weekdone.com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style-name="ce37" office:value-type="string" calcext:value-type="string" table:number-columns-spanned="4" table:number-rows-spanned="1">
            <text:p>More information on implementing OKR’s:</text:p>
          </table:table-cell>
          <table:covered-table-cell table:number-columns-repeated="3"/>
          <table:table-cell table:style-name="ce15" table:formula="of:=HYPERLINK(&quot;https://weekdone.com/resources/&quot;;&quot;weekdone.com/resources&quot;)" office:value-type="string" office:string-value="weekdone.com/resources" calcext:value-type="string">
            <text:p>weekdone.com/resources</text:p>
          </table:table-cell>
          <table:table-cell table:style-name="ce16"/>
          <table:table-cell table:style-name="ce38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7" office:value-type="string" calcext:value-type="string">
            <text:p>Sign up for free to Weekdone, an online tool for implementing OKR’s:</text:p>
          </table:table-cell>
          <table:table-cell table:style-name="ce28" table:number-columns-repeated="3"/>
          <table:table-cell table:style-name="ce29" table:formula="of:=HYPERLINK(&quot;https://weekdone.com/&quot;;&quot;weekdone.com&quot;)" office:value-type="string" office:string-value="weekdone.com" calcext:value-type="string" table:number-columns-spanned="2" table:number-rows-spanned="1">
            <text:p>weekdone.com</text:p>
          </table:table-cell>
          <table:covered-table-cell/>
          <table:table-cell table:style-name="ce31"/>
          <table:table-cell table:style-name="ce32" office:value-type="string" calcext:value-type="string">
            <text:p>version</text:p>
          </table:table-cell>
          <table:table-cell table:style-name="ce32" office:value-type="string" calcext:value-type="string">
            <text:p>1.0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39" office:value-type="string" calcext:value-type="string" table:number-columns-spanned="9" table:number-rows-spanned="1">
            <text:p>Team One Name</text:p>
          </table:table-cell>
          <table:covered-table-cell table:number-columns-repeated="8"/>
          <table:table-cell table:style-name="ce2"/>
          <table:table-cell table:number-columns-repeated="1014"/>
        </table:table-row>
        <table:table-row table:style-name="ro3"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2"/>
          <table:table-cell table:style-name="ce5" office:value-type="string" calcext:value-type="string">
            <text:p>Objective fulfillment</text:p>
          </table:table-cell>
          <table:table-cell table:style-name="ce2"/>
          <table:table-cell table:number-columns-repeated="1014"/>
        </table:table-row>
        <table:table-row table:style-name="ro4">
          <table:table-cell table:style-name="ce10" office:value-type="string" calcext:value-type="string" table:number-columns-spanned="7" table:number-rows-spanned="1">
            <text:p>Team Objective One</text:p>
          </table:table-cell>
          <table:covered-table-cell table:number-columns-repeated="6"/>
          <table:table-cell table:style-name="ce8" office:value-type="string" calcext:value-type="string">
            <text:p>Progress</text:p>
          </table:table-cell>
          <table:table-cell table:style-name="ce24" table:formula="of:=AVERAGE([.H8:.H10])" office:value-type="percentage" office:value="0.233333333333333" calcext:value-type="percentage">
            <text:p>23%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1</text:p>
          </table:table-cell>
          <table:covered-table-cell table:number-columns-repeated="6"/>
          <table:table-cell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2</text:p>
          </table:table-cell>
          <table:covered-table-cell table:number-columns-repeated="6"/>
          <table:table-cell table:style-name="ce9" office:value-type="percentage" office:value="0.2" calcext:value-type="percentage">
            <text:p>2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3</text:p>
          </table:table-cell>
          <table:covered-table-cell table:number-columns-repeated="6"/>
          <table:table-cell table:style-name="ce9" office:value-type="percentage" office:value="0.4" calcext:value-type="percentage">
            <text:p>40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...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5" office:value-type="string" calcext:value-type="string">
            <text:p>Objective fulfillment</text:p>
          </table:table-cell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7" table:number-rows-spanned="1">
            <text:p>Team Objective Two</text:p>
          </table:table-cell>
          <table:covered-table-cell table:number-columns-repeated="6"/>
          <table:table-cell table:style-name="ce8" office:value-type="string" calcext:value-type="string">
            <text:p>Progress</text:p>
          </table:table-cell>
          <table:table-cell table:style-name="ce24" table:formula="of:=AVERAGE([.H14:.H16])" office:value-type="percentage" office:value="0.15" calcext:value-type="percentage">
            <text:p>15%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1</text:p>
          </table:table-cell>
          <table:covered-table-cell table:number-columns-repeated="6"/>
          <table:table-cell table:style-name="ce9" office:value-type="percentage" office:value="0.05" calcext:value-type="percentage">
            <text:p>5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2</text:p>
          </table:table-cell>
          <table:covered-table-cell table:number-columns-repeated="6"/>
          <table:table-cell table:style-name="ce9" office:value-type="percentage" office:value="0.15" calcext:value-type="percentage">
            <text:p>15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3</text:p>
          </table:table-cell>
          <table:covered-table-cell table:number-columns-repeated="6"/>
          <table:table-cell table:style-name="ce9" office:value-type="percentage" office:value="0.25" calcext:value-type="percentage">
            <text:p>2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 calcext:value-type="string">
            <text:p>Objective fulfillment</text:p>
          </table:table-cell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7" table:number-rows-spanned="1">
            <text:p>Team Objective Three</text:p>
          </table:table-cell>
          <table:covered-table-cell table:number-columns-repeated="6"/>
          <table:table-cell table:style-name="ce8" office:value-type="string" calcext:value-type="string">
            <text:p>Progress</text:p>
          </table:table-cell>
          <table:table-cell table:style-name="ce24" table:formula="of:=AVERAGE([.H20:.H22])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1</text:p>
          </table:table-cell>
          <table:covered-table-cell table:number-columns-repeated="6"/>
          <table:table-cell table:style-name="ce9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2</text:p>
          </table:table-cell>
          <table:covered-table-cell table:number-columns-repeated="6"/>
          <table:table-cell table:style-name="ce9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3</text:p>
          </table:table-cell>
          <table:covered-table-cell table:number-columns-repeated="6"/>
          <table:table-cell table:style-name="ce9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25" office:value-type="string" calcext:value-type="string" table:number-columns-spanned="3" table:number-rows-spanned="1">
            <text:p>Total fulfillment across objectives</text:p>
          </table:table-cell>
          <table:covered-table-cell table:number-columns-repeated="2"/>
          <table:table-cell table:style-name="ce26" table:formula="of:=AVERAGE([.I7];[.I13];[.I19])" office:value-type="percentage" office:value="0.127777777777778" calcext:value-type="percentage">
            <text:p>1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9" office:value-type="percentage" office:value="15" calcext:value-type="percentage">
            <text:p>1500%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Two_OKR's" table:style-name="ta1">
        <table:table-column table:style-name="co1" table:number-columns-repeated="1024" table:default-cell-style-name="ce4"/>
        <table:table-row table:style-name="ro1">
          <table:table-cell table:style-name="ce36" office:value-type="string" calcext:value-type="string" table:number-columns-spanned="9" table:number-rows-spanned="2">
            <text:p>Weekdone - insights into your team</text:p>
            <text:p>weekdone.com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style-name="ce37" office:value-type="string" calcext:value-type="string" table:number-columns-spanned="4" table:number-rows-spanned="1">
            <text:p>More information on implementing OKR’s:</text:p>
          </table:table-cell>
          <table:covered-table-cell table:number-columns-repeated="3"/>
          <table:table-cell table:style-name="ce15" table:formula="of:=HYPERLINK(&quot;https://weekdone.com/resources/&quot;;&quot;weekdone.com/resources&quot;)" office:value-type="string" office:string-value="weekdone.com/resources" calcext:value-type="string">
            <text:p>weekdone.com/resources</text:p>
          </table:table-cell>
          <table:table-cell table:style-name="ce16"/>
          <table:table-cell table:style-name="ce38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7" office:value-type="string" calcext:value-type="string">
            <text:p>Sign up for free to Weekdone, an online tool for implementing OKR’s:</text:p>
          </table:table-cell>
          <table:table-cell table:style-name="ce28" table:number-columns-repeated="3"/>
          <table:table-cell table:style-name="ce29" table:formula="of:=HYPERLINK(&quot;https://weekdone.com/&quot;;&quot;weekdone.com&quot;)" office:value-type="string" office:string-value="weekdone.com" calcext:value-type="string" table:number-columns-spanned="2" table:number-rows-spanned="1">
            <text:p>weekdone.com</text:p>
          </table:table-cell>
          <table:covered-table-cell/>
          <table:table-cell table:style-name="ce31"/>
          <table:table-cell table:style-name="ce32" office:value-type="string" calcext:value-type="string">
            <text:p>version</text:p>
          </table:table-cell>
          <table:table-cell table:style-name="ce32" office:value-type="string" calcext:value-type="string">
            <text:p>1.0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39" office:value-type="string" calcext:value-type="string" table:number-columns-spanned="9" table:number-rows-spanned="1">
            <text:p>Team Two Name</text:p>
          </table:table-cell>
          <table:covered-table-cell table:number-columns-repeated="8"/>
          <table:table-cell table:style-name="ce2"/>
          <table:table-cell table:number-columns-repeated="1014"/>
        </table:table-row>
        <table:table-row table:style-name="ro3"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2"/>
          <table:table-cell table:style-name="ce5" office:value-type="string" calcext:value-type="string">
            <text:p>Objective fulfillment</text:p>
          </table:table-cell>
          <table:table-cell table:style-name="ce2"/>
          <table:table-cell table:number-columns-repeated="1014"/>
        </table:table-row>
        <table:table-row table:style-name="ro4">
          <table:table-cell table:style-name="ce10" office:value-type="string" calcext:value-type="string" table:number-columns-spanned="7" table:number-rows-spanned="1">
            <text:p>Team Objective One</text:p>
          </table:table-cell>
          <table:covered-table-cell table:number-columns-repeated="6"/>
          <table:table-cell table:style-name="ce8" office:value-type="string" calcext:value-type="string">
            <text:p>Progress</text:p>
          </table:table-cell>
          <table:table-cell table:style-name="ce24" table:formula="of:=AVERAGE([.H8:.H10])" office:value-type="percentage" office:value="0.233333333333333" calcext:value-type="percentage">
            <text:p>23%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1</text:p>
          </table:table-cell>
          <table:covered-table-cell table:number-columns-repeated="6"/>
          <table:table-cell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2</text:p>
          </table:table-cell>
          <table:covered-table-cell table:number-columns-repeated="6"/>
          <table:table-cell table:style-name="ce9" office:value-type="percentage" office:value="0.2" calcext:value-type="percentage">
            <text:p>2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3</text:p>
          </table:table-cell>
          <table:covered-table-cell table:number-columns-repeated="6"/>
          <table:table-cell table:style-name="ce9" office:value-type="percentage" office:value="0.4" calcext:value-type="percentage">
            <text:p>40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...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5" office:value-type="string" calcext:value-type="string">
            <text:p>Objective fulfillment</text:p>
          </table:table-cell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7" table:number-rows-spanned="1">
            <text:p>Team Objective Two</text:p>
          </table:table-cell>
          <table:covered-table-cell table:number-columns-repeated="6"/>
          <table:table-cell table:style-name="ce8" office:value-type="string" calcext:value-type="string">
            <text:p>Progress</text:p>
          </table:table-cell>
          <table:table-cell table:style-name="ce24" table:formula="of:=AVERAGE([.H14:.H16])" office:value-type="percentage" office:value="0.15" calcext:value-type="percentage">
            <text:p>15%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1</text:p>
          </table:table-cell>
          <table:covered-table-cell table:number-columns-repeated="6"/>
          <table:table-cell table:style-name="ce9" office:value-type="percentage" office:value="0.05" calcext:value-type="percentage">
            <text:p>5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2</text:p>
          </table:table-cell>
          <table:covered-table-cell table:number-columns-repeated="6"/>
          <table:table-cell table:style-name="ce9" office:value-type="percentage" office:value="0.15" calcext:value-type="percentage">
            <text:p>15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3</text:p>
          </table:table-cell>
          <table:covered-table-cell table:number-columns-repeated="6"/>
          <table:table-cell table:style-name="ce9" office:value-type="percentage" office:value="0.25" calcext:value-type="percentage">
            <text:p>2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 calcext:value-type="string">
            <text:p>Objective fulfillment</text:p>
          </table:table-cell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7" table:number-rows-spanned="1">
            <text:p>Team Objective Three</text:p>
          </table:table-cell>
          <table:covered-table-cell table:number-columns-repeated="6"/>
          <table:table-cell table:style-name="ce8" office:value-type="string" calcext:value-type="string">
            <text:p>Progress</text:p>
          </table:table-cell>
          <table:table-cell table:style-name="ce24" table:formula="of:=AVERAGE([.H20:.H22])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1</text:p>
          </table:table-cell>
          <table:covered-table-cell table:number-columns-repeated="6"/>
          <table:table-cell table:style-name="ce9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2</text:p>
          </table:table-cell>
          <table:covered-table-cell table:number-columns-repeated="6"/>
          <table:table-cell table:style-name="ce9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3</text:p>
          </table:table-cell>
          <table:covered-table-cell table:number-columns-repeated="6"/>
          <table:table-cell table:style-name="ce9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25" office:value-type="string" calcext:value-type="string" table:number-columns-spanned="3" table:number-rows-spanned="1">
            <text:p>Total fulfillment across objectives</text:p>
          </table:table-cell>
          <table:covered-table-cell table:number-columns-repeated="2"/>
          <table:table-cell table:style-name="ce26" table:formula="of:=AVERAGE([.I7];[.I13];[.I19])" office:value-type="percentage" office:value="0.127777777777778" calcext:value-type="percentage">
            <text:p>13%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_One_OKR's" table:style-name="ta1">
        <table:table-column table:style-name="co1" table:number-columns-repeated="1024" table:default-cell-style-name="ce4"/>
        <table:table-row table:style-name="ro1">
          <table:table-cell table:style-name="ce36" office:value-type="string" calcext:value-type="string" table:number-columns-spanned="9" table:number-rows-spanned="2">
            <text:p>Weekdone - insights into your team</text:p>
            <text:p>weekdone.com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style-name="ce37" office:value-type="string" calcext:value-type="string" table:number-columns-spanned="4" table:number-rows-spanned="1">
            <text:p>More information on implementing OKR’s:</text:p>
          </table:table-cell>
          <table:covered-table-cell table:number-columns-repeated="3"/>
          <table:table-cell table:style-name="ce15" table:formula="of:=HYPERLINK(&quot;https://weekdone.com/resources/&quot;;&quot;weekdone.com/resources&quot;)" office:value-type="string" office:string-value="weekdone.com/resources" calcext:value-type="string">
            <text:p>weekdone.com/resources</text:p>
          </table:table-cell>
          <table:table-cell table:style-name="ce16"/>
          <table:table-cell table:style-name="ce38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7" office:value-type="string" calcext:value-type="string">
            <text:p>Sign up for free to Weekdone, an online tool for implementing OKR’s:</text:p>
          </table:table-cell>
          <table:table-cell table:style-name="ce28" table:number-columns-repeated="3"/>
          <table:table-cell table:style-name="ce29" table:formula="of:=HYPERLINK(&quot;https://weekdone.com/&quot;;&quot;weekdone.com&quot;)" office:value-type="string" office:string-value="weekdone.com" calcext:value-type="string" table:number-columns-spanned="2" table:number-rows-spanned="1">
            <text:p>weekdone.com</text:p>
          </table:table-cell>
          <table:covered-table-cell/>
          <table:table-cell table:style-name="ce31"/>
          <table:table-cell table:style-name="ce32" office:value-type="string" calcext:value-type="string">
            <text:p>version</text:p>
          </table:table-cell>
          <table:table-cell table:style-name="ce32" office:value-type="string" calcext:value-type="string">
            <text:p>1.0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39" office:value-type="string" calcext:value-type="string" table:number-columns-spanned="9" table:number-rows-spanned="1">
            <text:p>Person One Name</text:p>
          </table:table-cell>
          <table:covered-table-cell table:number-columns-repeated="8"/>
          <table:table-cell table:style-name="ce2"/>
          <table:table-cell table:number-columns-repeated="1014"/>
        </table:table-row>
        <table:table-row table:style-name="ro3"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2"/>
          <table:table-cell table:style-name="ce5" office:value-type="string" calcext:value-type="string">
            <text:p>Objective fulfillment</text:p>
          </table:table-cell>
          <table:table-cell table:style-name="ce2"/>
          <table:table-cell table:number-columns-repeated="1014"/>
        </table:table-row>
        <table:table-row table:style-name="ro4">
          <table:table-cell table:style-name="ce10" office:value-type="string" calcext:value-type="string" table:number-columns-spanned="7" table:number-rows-spanned="1">
            <text:p>Personal Objective One</text:p>
          </table:table-cell>
          <table:covered-table-cell table:number-columns-repeated="6"/>
          <table:table-cell table:style-name="ce8" office:value-type="string" calcext:value-type="string">
            <text:p>Progress</text:p>
          </table:table-cell>
          <table:table-cell table:style-name="ce24" table:formula="of:=AVERAGE([.H8:.H10])" office:value-type="percentage" office:value="0.233333333333333" calcext:value-type="percentage">
            <text:p>23%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1</text:p>
          </table:table-cell>
          <table:covered-table-cell table:number-columns-repeated="6"/>
          <table:table-cell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2</text:p>
          </table:table-cell>
          <table:covered-table-cell table:number-columns-repeated="6"/>
          <table:table-cell table:style-name="ce9" office:value-type="percentage" office:value="0.2" calcext:value-type="percentage">
            <text:p>2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3</text:p>
          </table:table-cell>
          <table:covered-table-cell table:number-columns-repeated="6"/>
          <table:table-cell table:style-name="ce9" office:value-type="percentage" office:value="0.4" calcext:value-type="percentage">
            <text:p>40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...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5" office:value-type="string" calcext:value-type="string">
            <text:p>Objective fulfillment</text:p>
          </table:table-cell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7" table:number-rows-spanned="1">
            <text:p>Personal Objective Two</text:p>
          </table:table-cell>
          <table:covered-table-cell table:number-columns-repeated="6"/>
          <table:table-cell table:style-name="ce8" office:value-type="string" calcext:value-type="string">
            <text:p>Progress</text:p>
          </table:table-cell>
          <table:table-cell table:style-name="ce24" table:formula="of:=AVERAGE([.H14:.H16])" office:value-type="percentage" office:value="0.15" calcext:value-type="percentage">
            <text:p>15%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1</text:p>
          </table:table-cell>
          <table:covered-table-cell table:number-columns-repeated="6"/>
          <table:table-cell table:style-name="ce9" office:value-type="percentage" office:value="0.05" calcext:value-type="percentage">
            <text:p>5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2</text:p>
          </table:table-cell>
          <table:covered-table-cell table:number-columns-repeated="6"/>
          <table:table-cell table:style-name="ce9" office:value-type="percentage" office:value="0.15" calcext:value-type="percentage">
            <text:p>15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3</text:p>
          </table:table-cell>
          <table:covered-table-cell table:number-columns-repeated="6"/>
          <table:table-cell table:style-name="ce9" office:value-type="percentage" office:value="0.25" calcext:value-type="percentage">
            <text:p>2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 calcext:value-type="string">
            <text:p>Objective fulfillment</text:p>
          </table:table-cell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7" table:number-rows-spanned="1">
            <text:p>Personal Objective Three</text:p>
          </table:table-cell>
          <table:covered-table-cell table:number-columns-repeated="6"/>
          <table:table-cell table:style-name="ce8" office:value-type="string" calcext:value-type="string">
            <text:p>Progress</text:p>
          </table:table-cell>
          <table:table-cell table:style-name="ce24" table:formula="of:=AVERAGE([.H20:.H22])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1</text:p>
          </table:table-cell>
          <table:covered-table-cell table:number-columns-repeated="6"/>
          <table:table-cell table:style-name="ce9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2</text:p>
          </table:table-cell>
          <table:covered-table-cell table:number-columns-repeated="6"/>
          <table:table-cell table:style-name="ce9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3</text:p>
          </table:table-cell>
          <table:covered-table-cell table:number-columns-repeated="6"/>
          <table:table-cell table:style-name="ce9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25" office:value-type="string" calcext:value-type="string" table:number-columns-spanned="3" table:number-rows-spanned="1">
            <text:p>Total fulfillment across objectives</text:p>
          </table:table-cell>
          <table:covered-table-cell table:number-columns-repeated="2"/>
          <table:table-cell table:style-name="ce26" table:formula="of:=AVERAGE([.I7];[.I13];[.I19])" office:value-type="percentage" office:value="0.127777777777778" calcext:value-type="percentage">
            <text:p>13%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_Two_OKR's" table:style-name="ta1">
        <table:table-column table:style-name="co1" table:number-columns-repeated="1024" table:default-cell-style-name="ce4"/>
        <table:table-row table:style-name="ro1">
          <table:table-cell table:style-name="ce36" office:value-type="string" calcext:value-type="string" table:number-columns-spanned="9" table:number-rows-spanned="2">
            <text:p>Weekdone - insights into your team</text:p>
            <text:p>weekdone.com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style-name="ce37" office:value-type="string" calcext:value-type="string" table:number-columns-spanned="4" table:number-rows-spanned="1">
            <text:p>More information on implementing OKR’s:</text:p>
          </table:table-cell>
          <table:covered-table-cell table:number-columns-repeated="3"/>
          <table:table-cell table:style-name="ce15" table:formula="of:=HYPERLINK(&quot;https://weekdone.com/resources/&quot;;&quot;weekdone.com/resources&quot;)" office:value-type="string" office:string-value="weekdone.com/resources" calcext:value-type="string">
            <text:p>weekdone.com/resources</text:p>
          </table:table-cell>
          <table:table-cell table:style-name="ce16"/>
          <table:table-cell table:style-name="ce38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7" office:value-type="string" calcext:value-type="string">
            <text:p>Sign up for free to Weekdone, an online tool for implementing OKR’s:</text:p>
          </table:table-cell>
          <table:table-cell table:style-name="ce28" table:number-columns-repeated="3"/>
          <table:table-cell table:style-name="ce29" table:formula="of:=HYPERLINK(&quot;https://weekdone.com/&quot;;&quot;weekdone.com&quot;)" office:value-type="string" office:string-value="weekdone.com" calcext:value-type="string" table:number-columns-spanned="2" table:number-rows-spanned="1">
            <text:p>weekdone.com</text:p>
          </table:table-cell>
          <table:covered-table-cell/>
          <table:table-cell table:style-name="ce31"/>
          <table:table-cell table:style-name="ce32" office:value-type="string" calcext:value-type="string">
            <text:p>version</text:p>
          </table:table-cell>
          <table:table-cell table:style-name="ce32" office:value-type="string" calcext:value-type="string">
            <text:p>1.0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39" office:value-type="string" calcext:value-type="string" table:number-columns-spanned="9" table:number-rows-spanned="1">
            <text:p>Person Two Name</text:p>
          </table:table-cell>
          <table:covered-table-cell table:number-columns-repeated="8"/>
          <table:table-cell table:style-name="ce2"/>
          <table:table-cell table:number-columns-repeated="1014"/>
        </table:table-row>
        <table:table-row table:style-name="ro3"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2"/>
          <table:table-cell table:style-name="ce5" office:value-type="string" calcext:value-type="string">
            <text:p>Objective fulfillment</text:p>
          </table:table-cell>
          <table:table-cell table:style-name="ce2"/>
          <table:table-cell table:number-columns-repeated="1014"/>
        </table:table-row>
        <table:table-row table:style-name="ro4">
          <table:table-cell table:style-name="ce10" office:value-type="string" calcext:value-type="string" table:number-columns-spanned="7" table:number-rows-spanned="1">
            <text:p>Personal Objective One</text:p>
          </table:table-cell>
          <table:covered-table-cell table:number-columns-repeated="6"/>
          <table:table-cell table:style-name="ce8" office:value-type="string" calcext:value-type="string">
            <text:p>Progress</text:p>
          </table:table-cell>
          <table:table-cell table:style-name="ce24" table:formula="of:=AVERAGE([.H8:.H10])" office:value-type="percentage" office:value="0.233333333333333" calcext:value-type="percentage">
            <text:p>23%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1</text:p>
          </table:table-cell>
          <table:covered-table-cell table:number-columns-repeated="6"/>
          <table:table-cell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2</text:p>
          </table:table-cell>
          <table:covered-table-cell table:number-columns-repeated="6"/>
          <table:table-cell table:style-name="ce9" office:value-type="percentage" office:value="0.2" calcext:value-type="percentage">
            <text:p>2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3</text:p>
          </table:table-cell>
          <table:covered-table-cell table:number-columns-repeated="6"/>
          <table:table-cell table:style-name="ce9" office:value-type="percentage" office:value="0.4" calcext:value-type="percentage">
            <text:p>40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...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5" office:value-type="string" calcext:value-type="string">
            <text:p>Objective fulfillment</text:p>
          </table:table-cell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7" table:number-rows-spanned="1">
            <text:p>Personal Objective Two</text:p>
          </table:table-cell>
          <table:covered-table-cell table:number-columns-repeated="6"/>
          <table:table-cell table:style-name="ce8" office:value-type="string" calcext:value-type="string">
            <text:p>Progress</text:p>
          </table:table-cell>
          <table:table-cell table:style-name="ce24" table:formula="of:=AVERAGE([.H14:.H16])" office:value-type="percentage" office:value="0.15" calcext:value-type="percentage">
            <text:p>15%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1</text:p>
          </table:table-cell>
          <table:covered-table-cell table:number-columns-repeated="6"/>
          <table:table-cell table:style-name="ce9" office:value-type="percentage" office:value="0.05" calcext:value-type="percentage">
            <text:p>5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2</text:p>
          </table:table-cell>
          <table:covered-table-cell table:number-columns-repeated="6"/>
          <table:table-cell table:style-name="ce9" office:value-type="percentage" office:value="0.15" calcext:value-type="percentage">
            <text:p>15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3</text:p>
          </table:table-cell>
          <table:covered-table-cell table:number-columns-repeated="6"/>
          <table:table-cell table:style-name="ce9" office:value-type="percentage" office:value="0.25" calcext:value-type="percentage">
            <text:p>2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 calcext:value-type="string">
            <text:p>Objective fulfillment</text:p>
          </table:table-cell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7" table:number-rows-spanned="1">
            <text:p>Personal Objective Three</text:p>
          </table:table-cell>
          <table:covered-table-cell table:number-columns-repeated="6"/>
          <table:table-cell table:style-name="ce8" office:value-type="string" calcext:value-type="string">
            <text:p>Progress</text:p>
          </table:table-cell>
          <table:table-cell table:style-name="ce24" table:formula="of:=AVERAGE([.H20:.H22])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1</text:p>
          </table:table-cell>
          <table:covered-table-cell table:number-columns-repeated="6"/>
          <table:table-cell table:style-name="ce9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2</text:p>
          </table:table-cell>
          <table:covered-table-cell table:number-columns-repeated="6"/>
          <table:table-cell table:style-name="ce9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7" table:number-rows-spanned="1">
            <text:p>Measurable key result 3</text:p>
          </table:table-cell>
          <table:covered-table-cell table:number-columns-repeated="6"/>
          <table:table-cell table:style-name="ce9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25" office:value-type="string" calcext:value-type="string" table:number-columns-spanned="3" table:number-rows-spanned="1">
            <text:p>Total fulfillment across objectives</text:p>
          </table:table-cell>
          <table:covered-table-cell table:number-columns-repeated="2"/>
          <table:table-cell table:style-name="ce26" table:formula="of:=AVERAGE([.I7];[.I13];[.I19])" office:value-type="percentage" office:value="0.127777777777778" calcext:value-type="percentage">
            <text:p>13%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f7ffff"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Untitled1" style:family="table-cell" style:parent-style-name="Default">
      <style:table-cell-properties fo:background-color="#ce181e"/>
    </style:style>
    <style:style style:name="Untitled2" style:family="table-cell" style:parent-style-name="Default">
      <style:table-cell-properties fo:background-color="#f04e4d"/>
    </style:style>
    <style:style style:name="Untitled3" style:family="table-cell" style:parent-style-name="Default">
      <style:table-cell-properties fo:background-color="#f37b70"/>
    </style:style>
    <style:style style:name="Untitled4" style:family="table-cell" style:parent-style-name="Default">
      <style:table-cell-properties fo:background-color="#f79448"/>
    </style:style>
    <style:style style:name="Untitled5" style:family="table-cell" style:parent-style-name="Default">
      <style:table-cell-properties fo:background-color="#ffdaa2"/>
    </style:style>
    <style:style style:name="Untitled6" style:family="table-cell" style:parent-style-name="Default">
      <style:table-cell-properties fo:background-color="#fff450"/>
    </style:style>
    <style:style style:name="Untitled7" style:family="table-cell" style:parent-style-name="Default">
      <style:table-cell-properties fo:background-color="#fff9ae"/>
    </style:style>
    <style:style style:name="Untitled8" style:family="table-cell" style:parent-style-name="Default">
      <style:table-cell-properties fo:background-color="#c2e0ae"/>
    </style:style>
    <style:style style:name="Untitled9" style:family="table-cell" style:parent-style-name="Default">
      <style:table-cell-properties fo:background-color="#89c765"/>
    </style:style>
    <style:style style:name="Untitled10" style:family="table-cell" style:parent-style-name="Default">
      <style:table-cell-properties fo:background-color="#579835"/>
    </style:style>
    <style:style style:name="Result" style:family="table-cell" style:parent-style-name="Default" style:data-style-name="N10104">
      <style:table-cell-properties fo:border-bottom="1.11pt double #cccccc" style:border-line-width-bottom="0.06pt 0.99pt 0.06pt" fo:background-color="#f7ffff" fo:border-left="0.06pt solid #4c4c4c" fo:border-right="1.11pt double #cccccc" style:border-line-width-right="0.06pt 0.99pt 0.06pt" fo:border-top="0.06pt solid #4c4c4c"/>
      <style:text-properties fo:color="#008000" fo:font-style="normal" style:text-underline-style="none" fo:font-weight="normal"/>
    </style:style>
    <style:style style:name="Result2" style:family="table-cell" style:parent-style-name="Result" style:data-style-name="">
      <style:text-properties fo:font-weight="bold"/>
    </style:style>
    <style:style style:name="Heading" style:family="table-cell" style:parent-style-name="Default">
      <style:table-cell-properties fo:background-color="#000063" style:text-align-source="fix" style:repeat-content="false" fo:border="0.06pt solid #000063"/>
      <style:paragraph-properties fo:text-align="center"/>
      <style:text-properties fo:color="#f7ffff" fo:font-size="18pt" fo:font-style="normal" fo:font-weight="bold"/>
    </style:style>
    <style:style style:name="Heading1" style:family="table-cell" style:parent-style-name="Heading">
      <style:table-cell-properties fo:background-color="#94b5cf"/>
      <style:text-properties fo:color="#000080" fo:font-size="10pt"/>
    </style:style>
    <style:style style:name="Background" style:family="table-cell" style:parent-style-name="Default">
      <style:table-cell-properties fo:background-color="#000063"/>
      <style:text-properties fo:color="#f7ffff"/>
    </style:style>
    <style:style style:name="Card" style:family="table-cell" style:parent-style-name="Default">
      <style:table-cell-properties fo:background-color="#e8f7f7" style:text-align-source="fix" style:repeat-content="false" fo:wrap-option="wrap" fo:padding-bottom="0.99pt" fo:padding-left="0.99pt" fo:padding-right="9.5pt" fo:padding-top="0.99pt"/>
      <style:paragraph-properties fo:text-align="end"/>
      <style:text-properties fo:color="#005985" fo:font-weight="normal"/>
    </style:style>
    <style:style style:name="Input" style:family="table-cell" style:parent-style-name="Default" style:data-style-name="N10104">
      <style:table-cell-properties fo:border-bottom="1.11pt double #cccccc" style:border-line-width-bottom="0.06pt 0.99pt 0.06pt" fo:background-color="#f7ffff" style:cell-protect="none" style:print-content="true" style:text-align-source="value-type" style:repeat-content="false" fo:border-left="0.06pt solid #4c4c4c" fo:border-right="1.11pt double #cccccc" style:border-line-width-right="0.06pt 0.99pt 0.06pt" style:shadow="none" fo:border-top="0.06pt solid #4c4c4c"/>
    </style:style>
    <style:style style:name="Card_20_TL" style:display-name="Card TL" style:family="table-cell" style:parent-style-name="Card">
      <style:table-cell-properties fo:border-bottom="none" fo:border-left="0.06pt solid #000063" fo:border-right="none" fo:border-top="0.06pt solid #000063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63"/>
    </style:style>
    <style:style style:name="Card_20_TR" style:display-name="Card TR" style:family="table-cell" style:parent-style-name="Card">
      <style:table-cell-properties fo:border-bottom="none" fo:border-left="none" fo:border-right="0.06pt solid #000063" fo:border-top="0.06pt solid #000063"/>
    </style:style>
    <style:style style:name="Card_20_L" style:display-name="Card L" style:family="table-cell" style:parent-style-name="Card">
      <style:table-cell-properties fo:border-bottom="none" fo:border-left="0.06pt solid #000063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63" fo:border-top="none"/>
    </style:style>
    <style:style style:name="Card_20_B" style:display-name="Card B" style:family="table-cell" style:parent-style-name="Card">
      <style:table-cell-properties fo:border-bottom="0.06pt solid #000063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63" fo:border-left="0.06pt solid #000063" fo:border-right="none" fo:border-top="none"/>
    </style:style>
    <style:style style:name="Card_20_BR" style:display-name="Card BR" style:family="table-cell" style:parent-style-name="Card">
      <style:table-cell-properties fo:border-bottom="0.06pt solid #000063" fo:border-left="none" fo:border-right="0.06pt solid #000063" fo:border-top="none"/>
    </style:style>
    <style:style style:name="Column_20_Header" style:display-name="Column Header" style:family="table-cell" style:parent-style-name="Card">
      <style:table-cell-properties fo:padding="0.99pt" style:vertical-align="automatic"/>
      <style:text-properties fo:color="#000000" style:text-underline-style="solid" style:text-underline-width="auto" style:text-underline-color="font-color"/>
    </style:style>
  </office:styles>
  <office:automatic-styles>
    <style:page-layout style:name="Mpm1">
      <style:page-layout-properties fo:page-width="612pt" fo:page-height="792pt" style:table-centering="horizontal"/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fo:page-width="792pt" fo:page-height="612pt" style:num-format="1" style:print-orientation="landscape" style:table-centering="horizontal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pt" fo:background-color="transparent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3-07">00/00/0000</text:date></text:span><text:span text:style-name="MT1">, </text:span><text:span text:style-name="MT1"><text:time style:data-style-name="N2" text:time-value="22:07:38.06414629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k</meta:initial-creator>
    <meta:creation-date>2014-06-10T13:05:06Z</meta:creation-date>
    <dc:date>2020-03-07T22:19:56.715240987</dc:date>
    <meta:editing-duration>PT10M1S</meta:editing-duration>
    <meta:editing-cycles>1</meta:editing-cycles>
    <meta:document-statistic meta:table-count="5" meta:cell-count="200" meta:object-count="0"/>
  </office:meta>
</office:document-meta>
</file>